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0e5e" officeooo:paragraph-rsid="00130e5e"/>
    </style:style>
    <style:style style:name="P2" style:family="paragraph" style:parent-style-name="Standard">
      <style:paragraph-properties fo:text-align="start" style:justify-single-word="false"/>
      <style:text-properties officeooo:rsid="00130e5e" officeooo:paragraph-rsid="00130e5e"/>
    </style:style>
    <style:style style:name="P3" style:family="paragraph" style:parent-style-name="Standard">
      <style:paragraph-properties fo:text-align="center" style:justify-single-word="false"/>
      <style:text-properties fo:font-size="20pt" officeooo:rsid="00130e5e" officeooo:paragraph-rsid="00130e5e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130e5e" officeooo:paragraph-rsid="00130e5e" fo:background-color="#ffff00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7da92" officeooo:paragraph-rsid="0016fa36"/>
    </style:style>
    <style:style style:name="P6" style:family="paragraph" style:parent-style-name="Standard">
      <style:paragraph-properties fo:text-align="start" style:justify-single-word="false"/>
      <style:text-properties officeooo:rsid="0017da92" officeooo:paragraph-rsid="0019a363"/>
    </style:style>
    <style:style style:name="P7" style:family="paragraph" style:parent-style-name="Standard">
      <style:paragraph-properties fo:text-align="start" style:justify-single-word="false"/>
      <style:text-properties officeooo:rsid="0017da92" officeooo:paragraph-rsid="001a9266"/>
    </style:style>
    <style:style style:name="P8" style:family="paragraph" style:parent-style-name="Standard">
      <style:paragraph-properties fo:text-align="start" style:justify-single-word="false"/>
      <style:text-properties officeooo:rsid="00130e5e" officeooo:paragraph-rsid="0016fa36"/>
    </style:style>
    <style:style style:name="P9" style:family="paragraph" style:parent-style-name="Standard">
      <style:paragraph-properties fo:text-align="start" style:justify-single-word="false"/>
      <style:text-properties officeooo:rsid="00130e5e" officeooo:paragraph-rsid="00130e5e"/>
    </style:style>
    <style:style style:name="P10" style:family="paragraph" style:parent-style-name="Standard">
      <style:paragraph-properties fo:text-align="start" style:justify-single-word="false"/>
      <style:text-properties officeooo:rsid="00130e5e" officeooo:paragraph-rsid="0019a363"/>
    </style:style>
    <style:style style:name="P11" style:family="paragraph" style:parent-style-name="Standard">
      <style:paragraph-properties fo:text-align="start" style:justify-single-word="false"/>
      <style:text-properties officeooo:rsid="00130e5e" officeooo:paragraph-rsid="001a9266"/>
    </style:style>
    <style:style style:name="P12" style:family="paragraph" style:parent-style-name="Standard">
      <style:paragraph-properties fo:text-align="start" style:justify-single-word="false"/>
      <style:text-properties officeooo:rsid="00130e5e" officeooo:paragraph-rsid="001c4ab3"/>
    </style:style>
    <style:style style:name="P13" style:family="paragraph" style:parent-style-name="Standard">
      <style:paragraph-properties fo:text-align="start" style:justify-single-word="false"/>
      <style:text-properties officeooo:rsid="00130e5e" officeooo:paragraph-rsid="001d6eee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27e0" officeooo:paragraph-rsid="001627e0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27e0" officeooo:paragraph-rsid="001a9266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27e0" officeooo:paragraph-rsid="001c4ab3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0e5e" officeooo:paragraph-rsid="0016fa36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0e5e" officeooo:paragraph-rsid="0019a363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0e5e" officeooo:paragraph-rsid="001d6eee"/>
    </style:style>
    <style:style style:name="P20" style:family="paragraph" style:parent-style-name="Standard">
      <style:paragraph-properties fo:text-align="start" style:justify-single-word="false"/>
      <style:text-properties officeooo:rsid="001627e0" officeooo:paragraph-rsid="001627e0"/>
    </style:style>
    <style:style style:name="P21" style:family="paragraph" style:parent-style-name="Standard">
      <style:paragraph-properties fo:margin-left="-1.005cm" fo:margin-right="0cm" fo:text-align="start" style:justify-single-word="false" fo:text-indent="-0.106cm" style:auto-text-indent="false">
        <style:tab-stops/>
      </style:paragraph-properties>
      <style:text-properties officeooo:rsid="00130e5e" officeooo:paragraph-rsid="00130e5e"/>
    </style:style>
    <style:style style:name="T1" style:family="text">
      <style:text-properties officeooo:rsid="001627e0"/>
    </style:style>
    <style:style style:name="T2" style:family="text">
      <style:text-properties officeooo:rsid="0016fa36"/>
    </style:style>
    <style:style style:name="T3" style:family="text">
      <style:text-properties officeooo:rsid="0017da92"/>
    </style:style>
    <style:style style:name="T4" style:family="text">
      <style:text-properties officeooo:rsid="0019a363"/>
    </style:style>
    <style:style style:name="T5" style:family="text">
      <style:text-properties officeooo:rsid="0019c6ef"/>
    </style:style>
    <style:style style:name="T6" style:family="text">
      <style:text-properties officeooo:rsid="001a9266"/>
    </style:style>
    <style:style style:name="T7" style:family="text">
      <style:text-properties officeooo:rsid="001a96ad"/>
    </style:style>
    <style:style style:name="T8" style:family="text">
      <style:text-properties officeooo:rsid="001c4ab3"/>
    </style:style>
    <style:style style:name="T9" style:family="text">
      <style:text-properties officeooo:rsid="001d6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ROL DE VERSIONES </text:p>
      <text:p text:style-name="P3">RecoverDrake</text:p>
      <text:p text:style-name="P1"/>
      <text:p text:style-name="P2"/>
      <text:p text:style-name="P4">Desde Versión 3.139.85...</text:p>
      <text:p text:style-name="P2"/>
      <text:p text:style-name="P14">v3.140.85</text:p>
      <text:p text:style-name="P2">- <text:span text:style-name="T5">NUEVO: </text:span>Conversores: Capacidad electrica.</text:p>
      <text:p text:style-name="P21"/>
      <text:p text:style-name="P14">v3.141.85</text:p>
      <text:p text:style-name="P2">- <text:span text:style-name="T5">NUEVO: </text:span>Conversores: Carga electrica.</text:p>
      <text:p text:style-name="P2"/>
      <text:p text:style-name="P14">v3.142.85</text:p>
      <text:p text:style-name="P2">- <text:span text:style-name="T5">NUEVO: </text:span>Ayuda: Tabla periodica de los elementos.</text:p>
      <text:p text:style-name="P20"/>
      <text:p text:style-name="P14">V3.142.86</text:p>
      <text:p text:style-name="P20">- B<text:span text:style-name="T5">UGS</text:span>: <text:span text:style-name="T5">Conversores: </text:span>Solucionado error en el DC del calculo de cuenta <text:span text:style-name="T5">bancaria</text:span>.</text:p>
      <text:p text:style-name="P20"/>
      <text:p text:style-name="P17"><text:span text:style-name="T1">V3.14</text:span><text:span text:style-name="T2">3</text:span><text:span text:style-name="T1">.86</text:span></text:p>
      <text:p text:style-name="P8"><text:span text:style-name="T1">- </text:span><text:span text:style-name="T5">MODIFICACION</text:span><text:span text:style-name="T1">: </text:span><text:span text:style-name="T5">Acerca de: </text:span><text:span text:style-name="T2">Cambio de dirección web de www.zonaqt.com a </text:span><text:a xlink:type="simple" xlink:href="http://www.codigoqt.com/"><text:span text:style-name="T2">www.codigoqt.com</text:span></text:a><text:span text:style-name="T2"> </text:span><text:span text:style-name="T3">por </text:span><text:span text:style-name="T7">cierre</text:span><text:span text:style-name="T3">.</text:span></text:p>
      <text:p text:style-name="P5"/>
      <text:p text:style-name="P18"><text:span text:style-name="T1">V3.14</text:span><text:span text:style-name="T2">3</text:span><text:span text:style-name="T1">.8</text:span><text:span text:style-name="T4">7</text:span></text:p>
      <text:p text:style-name="P10"><text:span text:style-name="T1">- </text:span><text:span text:style-name="T4">Bugs</text:span><text:span text:style-name="T1">: </text:span><text:span text:style-name="T4">Sincroniza</text:span><text:span text:style-name="T5">dor de datos: Solucionado actualización de estado en ficheros nuevos con separación en nombres</text:span><text:span text:style-name="T3">.</text:span></text:p>
      <text:p text:style-name="P6"/>
      <text:p text:style-name="P15">v3.14<text:span text:style-name="T6">4</text:span>.8<text:span text:style-name="T6">7</text:span></text:p>
      <text:p text:style-name="P11"><text:span text:style-name="T3">- </text:span><text:span text:style-name="T5">NUEVO: </text:span><text:span text:style-name="T3">Conversores: Ca</text:span><text:span text:style-name="T6">udal volumetrico</text:span><text:span text:style-name="T3">.</text:span></text:p>
      <text:p text:style-name="P7"/>
      <text:p text:style-name="P15">v3.14<text:span text:style-name="T6">5</text:span>.8<text:span text:style-name="T6">7</text:span></text:p>
      <text:p text:style-name="P11"><text:span text:style-name="T3">- </text:span><text:span text:style-name="T5">NUEVO: </text:span><text:span text:style-name="T3">Conversores: C</text:span><text:span text:style-name="T6">onductancia electrica</text:span><text:span text:style-name="T3">.</text:span></text:p>
      <text:p text:style-name="P11"><text:span text:style-name="T3"/></text:p>
      <text:p text:style-name="P16">v3.14<text:span text:style-name="T8">6</text:span>.8<text:span text:style-name="T6">7</text:span></text:p>
      <text:p text:style-name="P12"><text:span text:style-name="T3">- </text:span><text:span text:style-name="T8">TERMINADO:</text:span><text:span text:style-name="T5"> </text:span><text:span text:style-name="T8">Grabador</text:span><text:span text:style-name="T3">.</text:span></text:p>
      <text:p text:style-name="P12"><text:span text:style-name="T3"/></text:p>
      <text:p text:style-name="P19"><text:span text:style-name="T1">V3.14</text:span><text:span text:style-name="T9">6</text:span><text:span text:style-name="T1">.8</text:span><text:span text:style-name="T9">8</text:span></text:p>
      <text:p text:style-name="P13"><text:span text:style-name="T1">- </text:span><text:span text:style-name="T4">Bugs</text:span><text:span text:style-name="T1">: </text:span><text:span text:style-name="T9">Ayuda</text:span><text:span text:style-name="T5">: </text:span><text:span text:style-name="T9">Solucionado el error del index que hacia que se cerrara el programa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2cm" fo:margin-right="1.1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7:25:29</meta:creation-date>
    <dc:date>2014-01-26T06:13:07</dc:date>
    <meta:editing-duration>PT48M27S</meta:editing-duration>
    <meta:editing-cycles>14</meta:editing-cycles>
    <meta:generator>LibreOffice/4.0.5.2$Linux_X86_64 LibreOffice_project/400m0$Build-2</meta:generator>
    <meta:document-statistic meta:table-count="0" meta:image-count="0" meta:object-count="0" meta:page-count="1" meta:paragraph-count="23" meta:word-count="106" meta:character-count="759" meta:non-whitespace-character-count="675"/>
  </office:meta>
</office:document-meta>
</file>